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0fe594" officeooo:paragraph-rsid="000fe594" style:font-size-asian="12pt" style:font-size-complex="12pt"/>
    </style:style>
    <style:style style:name="P5" style:family="paragraph" style:parent-style-name="Standard">
      <style:text-properties officeooo:paragraph-rsid="000e3f81"/>
    </style:style>
    <style:style style:name="P6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style:font-name="Trebuchet MS"/>
    </style:style>
    <style:style style:name="P7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Standard">
      <style:text-properties fo:font-size="12pt" fo:language="nl" fo:country="BE" style:font-size-asian="12pt" style:font-size-complex="12pt"/>
    </style:style>
    <style:style style:name="P9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662b" style:font-weight-asian="normal" style:font-weight-complex="normal"/>
    </style:style>
    <style:style style:name="T7" style:family="text">
      <style:text-properties officeooo:rsid="000f662b"/>
    </style:style>
    <style:style style:name="T8" style:family="text">
      <style:text-properties officeooo:rsid="000fcf4e"/>
    </style:style>
    <style:style style:name="T9" style:family="text">
      <style:text-properties officeooo:rsid="0010f348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Text Box 2" draw:style-name="gr1" draw:text-style-name="P10" svg:width="0.3189in" svg:height="0.1587in" svg:x="-0.8626in" svg:y="1.9665in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5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5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7</text:span></text:p>
      <text:p text:style-name="P3"/>
      <text:p text:style-name="P2">Gerealiseerd vorige week:</text:p>
      <text:p text:style-name="P3"/>
      <text:p text:style-name="P3">– <text:span text:style-name="T7">Communicatieles 1 gevolgd</text:span></text:p>
      <text:p text:style-name="P3">– <text:span text:style-name="T7">Bespreking mogelijkheden en doelen van proef met Mr. Derua en Mr. De Weerdt.</text:span></text:p>
      <text:p text:style-name="P3">– <text:span text:style-name="T7">Opzoeken verschillen en voor- en nadelen van verschillende knx-bus interfaces</text:span></text:p>
      <text:p text:style-name="P3">– <text:span text:style-name="T7">Opzoeken mogelijkheden van verschilldende embedded linux platformen</text:span></text:p>
      <text:p text:style-name="P3">– <text:span text:style-name="T8">Experimenteren met verschillende kernels + buildroot-filesystem</text:span></text:p>
      <text:p text:style-name="P3">– <text:span text:style-name="T8">Proberen i2c en uart via linux device files</text:span></text:p>
      <text:p text:style-name="P3">– <text:span text:style-name="T9">Aanpassen van linux device tree voor support i2c en uart</text:span></text:p>
      <text:p text:style-name="P3"/>
      <text:p text:style-name="P3"/>
      <text:p text:style-name="P3"/>
      <text:p text:style-name="P3"/>
      <text:p text:style-name="P3"/>
      <text:p text:style-name="P7">Doelstellingen voor de volgende week:</text:p>
      <text:p text:style-name="P3"/>
      <text:p text:style-name="P4">– Tekenen pcb als verbinding tussen knx-tp module en linux dev-boar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padding-left="0in" fo:padding-right="0in" fo:padding-top="0in" fo:padding-bottom="0.0555in" fo:border-left="none" fo:border-right="none" fo:border-top="none" fo:border-bottom="0.99pt solid #4f81bd"/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661in" fo:margin-bottom="0.4925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189in" fo:margin-left="0in" fo:margin-right="0in" fo:margin-bottom="0.0791in" style:dynamic-spacing="true"/>
      </style:header-style>
      <style:footer-style>
        <style:header-footer-properties fo:min-height="1.0043in" fo:margin-left="0in" fo:margin-right="0in" fo:margin-top="0.964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1.7035in" svg:height="0.672in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1.7035in" svg:height="0.672in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8</meta:editing-cycles>
    <meta:print-date>2013-04-21T17:44:00</meta:print-date>
    <meta:creation-date>2016-12-21T00:07:00</meta:creation-date>
    <dc:date>2017-02-17T14:38:01.238534406</dc:date>
    <meta:editing-duration>PT15M31S</meta:editing-duration>
    <meta:generator>LibreOffice/5.1.4.2$Linux_X86_64 LibreOffice_project/10m0$Build-2</meta:generator>
    <meta:document-statistic meta:table-count="0" meta:image-count="2" meta:object-count="0" meta:page-count="2" meta:paragraph-count="23" meta:word-count="109" meta:character-count="874" meta:non-whitespace-character-count="770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